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2.5634in"/>
    </style:style>
    <style:style style:name="co4" style:family="table-column">
      <style:table-column-properties fo:break-before="auto" style:column-width="3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00cccc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ce2"/>
          <table:table-cell table:style-name="ce4" office:value-type="string" calcext:value-type="string">
            <text:p>Ein Uhr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]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time" office:time-value="PT13H05M00S" calcext:value-type="time">
            <text:p>13:05</text:p>
          </table:table-cell>
          <table:table-cell table:style-name="ce3" office:value-type="string" calcext:value-type="string">
            <text:p>Es is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style-name="ce3" office:value-type="string" calcext:value-type="string">
            <text:p>eins</text:p>
          </table:table-cell>
          <table:table-cell office:value-type="float" office:value="5" calcext:value-type="float">
            <text:p>5</text:p>
          </table:table-cell>
          <table:table-cell table:formula="of:=[.F3]/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time" office:time-value="PT13H10M00S" calcext:value-type="time">
            <text:p>13:10</text:p>
          </table:table-cell>
          <table:table-cell table:style-name="ce3" office:value-type="string" calcext:value-type="string">
            <text:p>Es ist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style-name="ce3" office:value-type="string" calcext:value-type="string">
            <text:p>eins</text:p>
          </table:table-cell>
          <table:table-cell office:value-type="float" office:value="10" calcext:value-type="float">
            <text:p>10</text:p>
          </table:table-cell>
          <table:table-cell table:formula="of:=[.F4]/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3" office:value-type="string" calcext:value-type="string">
            <text:p>Es ist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style-name="ce3" office:value-type="string" calcext:value-type="string">
            <text:p>eins</text:p>
          </table:table-cell>
          <table:table-cell office:value-type="float" office:value="15" calcext:value-type="float">
            <text:p>15</text:p>
          </table:table-cell>
          <table:table-cell table:formula="of:=[.F5]/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13H20M00S" calcext:value-type="time">
            <text:p>13:20</text:p>
          </table:table-cell>
          <table:table-cell table:style-name="ce3" office:value-type="string" calcext:value-type="string">
            <text:p>Es ist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style-name="ce3" office:value-type="string" calcext:value-type="string">
            <text:p>eins</text:p>
          </table:table-cell>
          <table:table-cell office:value-type="float" office:value="20" calcext:value-type="float">
            <text:p>20</text:p>
          </table:table-cell>
          <table:table-cell table:formula="of:=[.F6]/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Es ist </text:p>
          </table:table-cell>
          <table:table-cell office:value-type="string" calcext:value-type="string">
            <text:p>fünf vor</text:p>
          </table:table-cell>
          <table:table-cell office:value-type="string" calcext:value-type="string">
            <text:p>halb</text:p>
          </table:table-cell>
          <table:table-cell table:style-name="ce3" office:value-type="string" calcext:value-type="string">
            <text:p>eins</text:p>
          </table:table-cell>
          <table:table-cell office:value-type="float" office:value="25" calcext:value-type="float">
            <text:p>25</text:p>
          </table:table-cell>
          <table:table-cell table:formula="of:=[.F7]/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halb</text:p>
          </table:table-cell>
          <table:table-cell/>
          <table:table-cell table:style-name="ce3" office:value-type="string" calcext:value-type="string">
            <text:p>zwei</text:p>
          </table:table-cell>
          <table:table-cell office:value-type="float" office:value="30" calcext:value-type="float">
            <text:p>30</text:p>
          </table:table-cell>
          <table:table-cell table:formula="of:=[.F8]/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time" office:time-value="PT13H35M00S" calcext:value-type="time">
            <text:p>13:35</text:p>
          </table:table-cell>
          <table:table-cell office:value-type="string" calcext:value-type="string">
            <text:p>Es ist </text:p>
          </table:table-cell>
          <table:table-cell office:value-type="string" calcext:value-type="string">
            <text:p>fünf nach</text:p>
          </table:table-cell>
          <table:table-cell office:value-type="string" calcext:value-type="string">
            <text:p>halb</text:p>
          </table:table-cell>
          <table:table-cell table:style-name="ce3" office:value-type="string" calcext:value-type="string">
            <text:p>zwei</text:p>
          </table:table-cell>
          <table:table-cell office:value-type="float" office:value="35" calcext:value-type="float">
            <text:p>35</text:p>
          </table:table-cell>
          <table:table-cell table:formula="of:=[.F9]/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time" office:time-value="PT13H40M00S" calcext:value-type="time">
            <text:p>13:40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 </text:p>
          </table:table-cell>
          <table:table-cell table:style-name="ce3" office:value-type="string" calcext:value-type="string">
            <text:p>zwei</text:p>
          </table:table-cell>
          <table:table-cell office:value-type="float" office:value="40" calcext:value-type="float">
            <text:p>40</text:p>
          </table:table-cell>
          <table:table-cell table:formula="of:=[.F10]/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 </text:p>
          </table:table-cell>
          <table:table-cell table:style-name="ce3" office:value-type="string" calcext:value-type="string">
            <text:p>zwei</text:p>
          </table:table-cell>
          <table:table-cell office:value-type="float" office:value="45" calcext:value-type="float">
            <text:p>45</text:p>
          </table:table-cell>
          <table:table-cell table:formula="of:=[.F11]/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13H50M00S" calcext:value-type="time">
            <text:p>13:50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 </text:p>
          </table:table-cell>
          <table:table-cell table:style-name="ce3" office:value-type="string" calcext:value-type="string">
            <text:p>zwei</text:p>
          </table:table-cell>
          <table:table-cell office:value-type="float" office:value="50" calcext:value-type="float">
            <text:p>50</text:p>
          </table:table-cell>
          <table:table-cell table:formula="of:=[.F12]/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time" office:time-value="PT13H55M00S" calcext:value-type="time">
            <text:p>13:55</text:p>
          </table:table-cell>
          <table:table-cell office:value-type="string" calcext:value-type="string">
            <text:p>Es is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 </text:p>
          </table:table-cell>
          <table:table-cell table:style-name="ce3" office:value-type="string" calcext:value-type="string">
            <text:p>zwei</text:p>
          </table:table-cell>
          <table:table-cell office:value-type="float" office:value="55" calcext:value-type="float">
            <text:p>55</text:p>
          </table:table-cell>
          <table:table-cell table:formula="of:=[.F13]/5" office:value-type="float" office:value="11" calcext:value-type="float">
            <text:p>1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wölf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CONCATENATE(&quot;#define  NUM_&quot;;UPPER([.C17]);&quot; &quot;;[.D17])" office:value-type="string" office:string-value="#define  NUM_ZWÖLF 0" calcext:value-type="string">
            <text:p>#define <text:s/>NUM_ZWÖLF 0</text:p>
          </table:table-cell>
          <table:table-cell/>
          <table:table-cell table:style-name="ce3" table:formula="of:=CONCATENATE(&quot;const char num_string_&quot;;[.D17];&quot;[] PROGMEM =&quot;&quot;&quot;;[.C17];&quot;&quot;&quot;;&quot;)" office:value-type="string" office:string-value="const char num_string_0[] PROGMEM =&quot;zwölf&quot;;" calcext:value-type="string">
            <text:p>const char num_string_0[] PROGMEM ="zwölf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CONCATENATE(&quot;#define  NUM_&quot;;UPPER([.C18]);&quot; &quot;;[.D18])" office:value-type="string" office:string-value="#define  NUM_EINS 1" calcext:value-type="string">
            <text:p>#define <text:s/>NUM_EINS 1</text:p>
          </table:table-cell>
          <table:table-cell/>
          <table:table-cell table:style-name="ce3" table:formula="of:=CONCATENATE(&quot;const char num_string_&quot;;[.D18];&quot;[] PROGMEM =&quot;&quot;&quot;;[.C18];&quot;&quot;&quot;;&quot;)" office:value-type="string" office:string-value="const char num_string_1[] PROGMEM =&quot;eins&quot;;" calcext:value-type="string">
            <text:p>const char num_string_1[] PROGMEM ="eins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ei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CONCATENATE(&quot;#define  NUM_&quot;;UPPER([.C19]);&quot; &quot;;[.D19])" office:value-type="string" office:string-value="#define  NUM_ZWEI 2" calcext:value-type="string">
            <text:p>#define <text:s/>NUM_ZWEI 2</text:p>
          </table:table-cell>
          <table:table-cell/>
          <table:table-cell table:style-name="ce3" table:formula="of:=CONCATENATE(&quot;const char num_string_&quot;;[.D19];&quot;[] PROGMEM =&quot;&quot;&quot;;[.C19];&quot;&quot;&quot;;&quot;)" office:value-type="string" office:string-value="const char num_string_2[] PROGMEM =&quot;zwei&quot;;" calcext:value-type="string">
            <text:p>const char num_string_2[] PROGMEM ="zwei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ei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CONCATENATE(&quot;#define  NUM_&quot;;UPPER([.C20]);&quot; &quot;;[.D20])" office:value-type="string" office:string-value="#define  NUM_DREI 3" calcext:value-type="string">
            <text:p>#define <text:s/>NUM_DREI 3</text:p>
          </table:table-cell>
          <table:table-cell/>
          <table:table-cell table:style-name="ce3" table:formula="of:=CONCATENATE(&quot;const char num_string_&quot;;[.D20];&quot;[] PROGMEM =&quot;&quot;&quot;;[.C20];&quot;&quot;&quot;;&quot;)" office:value-type="string" office:string-value="const char num_string_3[] PROGMEM =&quot;drei&quot;;" calcext:value-type="string">
            <text:p>const char num_string_3[] PROGMEM ="drei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CONCATENATE(&quot;#define  NUM_&quot;;UPPER([.C21]);&quot; &quot;;[.D21])" office:value-type="string" office:string-value="#define  NUM_VIER 4" calcext:value-type="string">
            <text:p>#define <text:s/>NUM_VIER 4</text:p>
          </table:table-cell>
          <table:table-cell/>
          <table:table-cell table:style-name="ce3" table:formula="of:=CONCATENATE(&quot;const char num_string_&quot;;[.D21];&quot;[] PROGMEM =&quot;&quot;&quot;;[.C21];&quot;&quot;&quot;;&quot;)" office:value-type="string" office:string-value="const char num_string_4[] PROGMEM =&quot;vier&quot;;" calcext:value-type="string">
            <text:p>const char num_string_4[] PROGMEM ="vier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CONCATENATE(&quot;#define  NUM_&quot;;UPPER([.C22]);&quot; &quot;;[.D22])" office:value-type="string" office:string-value="#define  NUM_FÜNF 5" calcext:value-type="string">
            <text:p>#define <text:s/>NUM_FÜNF 5</text:p>
          </table:table-cell>
          <table:table-cell/>
          <table:table-cell table:style-name="ce3" table:formula="of:=CONCATENATE(&quot;const char num_string_&quot;;[.D22];&quot;[] PROGMEM =&quot;&quot;&quot;;[.C22];&quot;&quot;&quot;;&quot;)" office:value-type="string" office:string-value="const char num_string_5[] PROGMEM =&quot;fünf&quot;;" calcext:value-type="string">
            <text:p>const char num_string_5[] PROGMEM ="fünf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hs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table:formula="of:=CONCATENATE(&quot;#define  NUM_&quot;;UPPER([.C23]);&quot; &quot;;[.D23])" office:value-type="string" office:string-value="#define  NUM_SECHS 6" calcext:value-type="string">
            <text:p>#define <text:s/>NUM_SECHS 6</text:p>
          </table:table-cell>
          <table:table-cell/>
          <table:table-cell table:style-name="ce3" table:formula="of:=CONCATENATE(&quot;const char num_string_&quot;;[.D23];&quot;[] PROGMEM =&quot;&quot;&quot;;[.C23];&quot;&quot;&quot;;&quot;)" office:value-type="string" office:string-value="const char num_string_6[] PROGMEM =&quot;sechs&quot;;" calcext:value-type="string">
            <text:p>const char num_string_6[] PROGMEM ="sechs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be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CONCATENATE(&quot;#define  NUM_&quot;;UPPER([.C24]);&quot; &quot;;[.D24])" office:value-type="string" office:string-value="#define  NUM_SIEBEN 7" calcext:value-type="string">
            <text:p>#define <text:s/>NUM_SIEBEN 7</text:p>
          </table:table-cell>
          <table:table-cell/>
          <table:table-cell table:style-name="ce3" table:formula="of:=CONCATENATE(&quot;const char num_string_&quot;;[.D24];&quot;[] PROGMEM =&quot;&quot;&quot;;[.C24];&quot;&quot;&quot;;&quot;)" office:value-type="string" office:string-value="const char num_string_7[] PROGMEM =&quot;sieben&quot;;" calcext:value-type="string">
            <text:p>const char num_string_7[] PROGMEM ="sieben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CONCATENATE(&quot;#define  NUM_&quot;;UPPER([.C25]);&quot; &quot;;[.D25])" office:value-type="string" office:string-value="#define  NUM_ACHT 8" calcext:value-type="string">
            <text:p>#define <text:s/>NUM_ACHT 8</text:p>
          </table:table-cell>
          <table:table-cell/>
          <table:table-cell table:style-name="ce3" table:formula="of:=CONCATENATE(&quot;const char num_string_&quot;;[.D25];&quot;[] PROGMEM =&quot;&quot;&quot;;[.C25];&quot;&quot;&quot;;&quot;)" office:value-type="string" office:string-value="const char num_string_8[] PROGMEM =&quot;acht&quot;;" calcext:value-type="string">
            <text:p>const char num_string_8[] PROGMEM ="acht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n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table:formula="of:=CONCATENATE(&quot;#define  NUM_&quot;;UPPER([.C26]);&quot; &quot;;[.D26])" office:value-type="string" office:string-value="#define  NUM_NEUN 9" calcext:value-type="string">
            <text:p>#define <text:s/>NUM_NEUN 9</text:p>
          </table:table-cell>
          <table:table-cell/>
          <table:table-cell table:style-name="ce3" table:formula="of:=CONCATENATE(&quot;const char num_string_&quot;;[.D26];&quot;[] PROGMEM =&quot;&quot;&quot;;[.C26];&quot;&quot;&quot;;&quot;)" office:value-type="string" office:string-value="const char num_string_9[] PROGMEM =&quot;neun&quot;;" calcext:value-type="string">
            <text:p>const char num_string_9[] PROGMEM ="neun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formula="of:=CONCATENATE(&quot;#define  NUM_&quot;;UPPER([.C27]);&quot; &quot;;[.D27])" office:value-type="string" office:string-value="#define  NUM_ZEHN 10" calcext:value-type="string">
            <text:p>#define <text:s/>NUM_ZEHN 10</text:p>
          </table:table-cell>
          <table:table-cell/>
          <table:table-cell table:style-name="ce3" table:formula="of:=CONCATENATE(&quot;const char num_string_&quot;;[.D27];&quot;[] PROGMEM =&quot;&quot;&quot;;[.C27];&quot;&quot;&quot;;&quot;)" office:value-type="string" office:string-value="const char num_string_10[] PROGMEM =&quot;zehn&quot;;" calcext:value-type="string">
            <text:p>const char num_string_10[] PROGMEM ="zehn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f 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CONCATENATE(&quot;#define  NUM_&quot;;UPPER([.C28]);&quot; &quot;;[.D28])" office:value-type="string" office:string-value="#define  NUM_ELF  11" calcext:value-type="string">
            <text:p>#define <text:s/>NUM_ELF <text:s/>11</text:p>
          </table:table-cell>
          <table:table-cell/>
          <table:table-cell table:style-name="ce3" table:formula="of:=CONCATENATE(&quot;const char num_string_&quot;;[.D28];&quot;[] PROGMEM =&quot;&quot;&quot;;[.C28];&quot;&quot;&quot;;&quot;)" office:value-type="string" office:string-value="const char num_string_11[] PROGMEM =&quot;elf &quot;;" calcext:value-type="string">
            <text:p>const char num_string_11[] PROGMEM ="elf ";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ei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CONCATENATE(&quot;#define  NUM_&quot;;UPPER([.C29]);&quot; &quot;;[.D29])" office:value-type="string" office:string-value="#define  NUM_EIN 12" calcext:value-type="string">
            <text:p>#define <text:s/>NUM_EIN 12</text:p>
          </table:table-cell>
          <table:table-cell/>
          <table:table-cell table:style-name="ce3" table:formula="of:=CONCATENATE(&quot;const char num_string_&quot;;[.D29];&quot;[] PROGMEM =&quot;&quot;&quot;;[.C29];&quot;&quot;&quot;;&quot;)" office:value-type="string" office:string-value="const char num_string_12[] PROGMEM =&quot;ein&quot;;" calcext:value-type="string">
            <text:p>const char num_string_12[] PROGMEM ="ein"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hr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CONCATENATE(&quot;#define &quot;;UPPER([.C31]);&quot; &quot;;[.D31])" office:value-type="string" office:string-value="#define UHR 0" calcext:value-type="string">
            <text:p>#define UHR 0</text:p>
          </table:table-cell>
          <table:table-cell/>
          <table:table-cell table:style-name="ce3" table:formula="of:=CONCATENATE(&quot;const char txt_string_&quot;;[.D31];&quot;[] PROGMEM =&quot;&quot;&quot;;[.C31];&quot;&quot;&quot;;&quot;)" office:value-type="string" office:string-value="const char txt_string_0[] PROGMEM =&quot;Uhr&quot;;" calcext:value-type="string">
            <text:p>const char txt_string_0[] PROGMEM ="Uhr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 i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CONCATENATE(&quot;#define &quot;;UPPER([.C32]);&quot; &quot;;[.D32])" office:value-type="string" office:string-value="#define ES IST 1" calcext:value-type="string">
            <text:p>#define ES IST 1</text:p>
          </table:table-cell>
          <table:table-cell/>
          <table:table-cell table:style-name="ce3" table:formula="of:=CONCATENATE(&quot;const char txt_string_&quot;;[.D32];&quot;[] PROGMEM =&quot;&quot;&quot;;[.C32];&quot;&quot;&quot;;&quot;)" office:value-type="string" office:string-value="const char txt_string_1[] PROGMEM =&quot;Es ist&quot;;" calcext:value-type="string">
            <text:p>const char txt_string_1[] PROGMEM ="Es ist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c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CONCATENATE(&quot;#define &quot;;UPPER([.C33]);&quot; &quot;;[.D33])" office:value-type="string" office:string-value="#define NACH 2" calcext:value-type="string">
            <text:p>#define NACH 2</text:p>
          </table:table-cell>
          <table:table-cell/>
          <table:table-cell table:style-name="ce3" table:formula="of:=CONCATENATE(&quot;const char txt_string_&quot;;[.D33];&quot;[] PROGMEM =&quot;&quot;&quot;;[.C33];&quot;&quot;&quot;;&quot;)" office:value-type="string" office:string-value="const char txt_string_2[] PROGMEM =&quot;nach&quot;;" calcext:value-type="string">
            <text:p>const char txt_string_2[] PROGMEM ="nach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CONCATENATE(&quot;#define &quot;;UPPER([.C34]);&quot; &quot;;[.D34])" office:value-type="string" office:string-value="#define HALB 3" calcext:value-type="string">
            <text:p>#define HALB 3</text:p>
          </table:table-cell>
          <table:table-cell/>
          <table:table-cell table:style-name="ce3" table:formula="of:=CONCATENATE(&quot;const char txt_string_&quot;;[.D34];&quot;[] PROGMEM =&quot;&quot;&quot;;[.C34];&quot;&quot;&quot;;&quot;)" office:value-type="string" office:string-value="const char txt_string_3[] PROGMEM =&quot;halb&quot;;" calcext:value-type="string">
            <text:p>const char txt_string_3[] PROGMEM ="halb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CONCATENATE(&quot;#define &quot;;UPPER([.C35]);&quot; &quot;;[.D35])" office:value-type="string" office:string-value="#define VOR 4" calcext:value-type="string">
            <text:p>#define VOR 4</text:p>
          </table:table-cell>
          <table:table-cell/>
          <table:table-cell table:style-name="ce3" table:formula="of:=CONCATENATE(&quot;const char txt_string_&quot;;[.D35];&quot;[] PROGMEM =&quot;&quot;&quot;;[.C35];&quot;&quot;&quot;;&quot;)" office:value-type="string" office:string-value="const char txt_string_4[] PROGMEM =&quot;vor&quot;;" calcext:value-type="string">
            <text:p>const char txt_string_4[] PROGMEM ="vor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CONCATENATE(&quot;#define &quot;;UPPER([.C36]);&quot; &quot;;[.D36])" office:value-type="string" office:string-value="#define FÜNF 5" calcext:value-type="string">
            <text:p>#define FÜNF 5</text:p>
          </table:table-cell>
          <table:table-cell/>
          <table:table-cell table:style-name="ce3" table:formula="of:=CONCATENATE(&quot;const char txt_string_&quot;;[.D36];&quot;[] PROGMEM =&quot;&quot;&quot;;[.C36];&quot;&quot;&quot;;&quot;)" office:value-type="string" office:string-value="const char txt_string_5[] PROGMEM =&quot;fünf&quot;;" calcext:value-type="string">
            <text:p>const char txt_string_5[] PROGMEM ="fünf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h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table:formula="of:=CONCATENATE(&quot;#define &quot;;UPPER([.C37]);&quot; &quot;;[.D37])" office:value-type="string" office:string-value="#define ZEHN 6" calcext:value-type="string">
            <text:p>#define ZEHN 6</text:p>
          </table:table-cell>
          <table:table-cell/>
          <table:table-cell table:style-name="ce3" table:formula="of:=CONCATENATE(&quot;const char txt_string_&quot;;[.D37];&quot;[] PROGMEM =&quot;&quot;&quot;;[.C37];&quot;&quot;&quot;;&quot;)" office:value-type="string" office:string-value="const char txt_string_6[] PROGMEM =&quot;zehn&quot;;" calcext:value-type="string">
            <text:p>const char txt_string_6[] PROGMEM ="zehn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ertel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CONCATENATE(&quot;#define &quot;;UPPER([.C38]);&quot; &quot;;[.D38])" office:value-type="string" office:string-value="#define VIERTEL 7" calcext:value-type="string">
            <text:p>#define VIERTEL 7</text:p>
          </table:table-cell>
          <table:table-cell/>
          <table:table-cell table:style-name="ce3" table:formula="of:=CONCATENATE(&quot;const char txt_string_&quot;;[.D38];&quot;[] PROGMEM =&quot;&quot;&quot;;[.C38];&quot;&quot;&quot;;&quot;)" office:value-type="string" office:string-value="const char txt_string_7[] PROGMEM =&quot;Viertel&quot;;" calcext:value-type="string">
            <text:p>const char txt_string_7[] PROGMEM ="Viertel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CONCATENATE(&quot;#define &quot;;UPPER([.C39]);&quot; &quot;;[.D39])" office:value-type="string" office:string-value="#define ZWANZIG 8" calcext:value-type="string">
            <text:p>#define ZWANZIG 8</text:p>
          </table:table-cell>
          <table:table-cell/>
          <table:table-cell table:style-name="ce3" table:formula="of:=CONCATENATE(&quot;const char txt_string_&quot;;[.D39];&quot;[] PROGMEM =&quot;&quot;&quot;;[.C39];&quot;&quot;&quot;;&quot;)" office:value-type="string" office:string-value="const char txt_string_8[] PROGMEM =&quot;zwanzig&quot;;" calcext:value-type="string">
            <text:p>const char txt_string_8[] PROGMEM ="zwanzig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ünf vor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table:formula="of:=CONCATENATE(&quot;#define &quot;;UPPER([.C40]);&quot; &quot;;[.D40])" office:value-type="string" office:string-value="#define FÜNF VOR 9" calcext:value-type="string">
            <text:p>#define FÜNF VOR 9</text:p>
          </table:table-cell>
          <table:table-cell/>
          <table:table-cell table:style-name="ce3" table:formula="of:=CONCATENATE(&quot;const char txt_string_&quot;;[.D40];&quot;[] PROGMEM =&quot;&quot;&quot;;[.C40];&quot;&quot;&quot;;&quot;)" office:value-type="string" office:string-value="const char txt_string_9[] PROGMEM =&quot;fünf vor&quot;;" calcext:value-type="string">
            <text:p>const char txt_string_9[] PROGMEM ="fünf vor"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ünf nach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formula="of:=CONCATENATE(&quot;#define &quot;;UPPER([.C41]);&quot; &quot;;[.D41])" office:value-type="string" office:string-value="#define FÜNF NACH 10" calcext:value-type="string">
            <text:p>#define FÜNF NACH 10</text:p>
          </table:table-cell>
          <table:table-cell/>
          <table:table-cell table:style-name="ce3" table:formula="of:=CONCATENATE(&quot;const char txt_string_&quot;;[.D41];&quot;[] PROGMEM =&quot;&quot;&quot;;[.C41];&quot;&quot;&quot;;&quot;)" office:value-type="string" office:string-value="const char txt_string_10[] PROGMEM =&quot;fünf nach&quot;;" calcext:value-type="string">
            <text:p>const char txt_string_10[] PROGMEM ="fünf nach";</text:p>
          </table:table-cell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C16:Sheet1.C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6:54:57.940133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9:24:01.976992149</meta:creation-date>
    <dc:date>2015-11-15T18:07:10.533677267</dc:date>
    <meta:editing-duration>PT31M15S</meta:editing-duration>
    <meta:editing-cycles>3</meta:editing-cycles>
    <meta:generator>LibreOffice/4.2.8.2$Linux_X86_64 LibreOffice_project/420m0$Build-2</meta:generator>
    <meta:document-statistic meta:table-count="1" meta:cell-count="179" meta:object-count="0"/>
  </office:meta>
</office:document-meta>
</file>